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Infos.ItemInfos( Iterator 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temStateFactory.createDeepNodeState( NodeId nodeId , NodeEntry any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ItemStateFactory.getChildNodeInfos(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fos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spaceItemStateFactory.createPropertyState( PropertyInfo info , PropertyEntry 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orkspaceItemStateFactory.getNodeReferences( NodeState nod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spaceItemStateFactory.WorkspaceItemStateFactory( RepositoryService service , SessionInfo sessionInfo , ItemDefinitionProvider defini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ItemStateFactory.createNodeState( NodeId nodeId , Node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spaceItemStateFactory.createRootState( Node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ItemStateFactory.createItemStates( NodeId nodeId , Iterator itemInfos , NodeEntry entry , boolean isDee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orkspaceItemStateFactory.assertMatchingPath( ItemInfo info , Hierarchy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ItemStateFactory.getAncestor( HierarchyEntry entry , int degre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spaceItemStateFactory.createNodeState( NodeInfo info , NodeEntry ent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WorkspaceItemStateFactory.createDeepPropertyState( PropertyInfo info , NodeEntry anyParent , ItemInfos inf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temInfos.prefe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orkspaceItemStateFactory.createDeepPropertyState( PropertyId propertyId , NodeEntry any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ItemStateFactory.createIntermediateNodeEntry( NodeEntry parentEntry , Name name , int index , ItemInfos inf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ItemStateFactory.createDeepNodeState( NodeInfo info , NodeEntry anyParent , ItemInfos inf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orkspaceItemStateFactory.assertValidState( ItemState state , Item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Info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temStateFactory.createPropertyState( PropertyId propertyId , Property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Infos.getChildInfos( NodeId paren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spaceItemStateFactory.startsWithIllegalElement( Path . Element [ ] missingEl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Infos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